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0000000024800000286F9E065B7.gif"/>
  <manifest:file-entry manifest:media-type="image/png" manifest:full-path="Pictures/10000201000002CA000002DC653A8C59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omyślnie">
        <office:forms form:automatic-focus="false" form:apply-design-mode="false"/>
        <draw:frame draw:style-name="gr1" draw:text-style-name="P1" draw:layer="layout" svg:width="8.642cm" svg:height="9.56cm" svg:x="1.53cm" svg:y="1.254cm">
          <draw:image xlink:href="Pictures/100000000000024800000286F9E065B7.gif" xlink:type="simple" xlink:show="embed" xlink:actuate="onLoad">
            <text:p/>
          </draw:image>
        </draw:frame>
        <draw:frame draw:style-name="gr1" draw:text-style-name="P1" draw:layer="layout" svg:width="8.642cm" svg:height="9.56cm" svg:x="10.93cm" svg:y="1.394cm">
          <draw:image xlink:href="Pictures/100000000000024800000286F9E065B7.gif" xlink:type="simple" xlink:show="embed" xlink:actuate="onLoad">
            <text:p/>
          </draw:image>
        </draw:frame>
        <draw:frame draw:style-name="gr2" draw:text-style-name="P1" draw:layer="layout" svg:width="8.998cm" svg:height="9.226cm" svg:x="6.287cm" svg:y="8.296cm">
          <draw:image xlink:href="Pictures/10000201000002CA000002DC653A8C59.png" xlink:type="simple" xlink:show="embed" xlink:actuate="onLoad">
            <text:p/>
          </draw:image>
        </draw:frame>
        <draw:frame draw:style-name="gr2" draw:text-style-name="P1" draw:layer="layout" svg:width="7.46cm" svg:height="7.649cm" svg:x="12.351cm" svg:y="18.113cm">
          <draw:image xlink:href="Pictures/10000201000002CA000002DC653A8C59.png" xlink:type="simple" xlink:show="embed" xlink:actuate="onLoad">
            <text:p/>
          </draw:image>
        </draw:frame>
        <draw:frame draw:style-name="gr2" draw:text-style-name="P1" draw:layer="layout" svg:width="10.77cm" svg:height="11.043cm" svg:x="0.996cm" svg:y="15.814cm">
          <draw:image xlink:href="Pictures/10000201000002CA000002DC653A8C59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Arial" style:font-pitch-asian="variable" style:font-size-asian="24pt" style:language-asian="pl" style:country-asian="PL" style:font-family-complex="Tahoma, Lucidasans, 'Lucida Sans', 'Arial Unicode MS'" style:font-pitch-complex="variable" style:font-size-complex="24pt" style:language-complex="pl" style:country-complex="PL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Times New Roman'" style:font-family-generic="roman" style:font-pitch="variable" fo:font-size="24pt" fo:font-style="normal" fo:text-shadow="none" style:text-underline-style="none" fo:font-weight="normal" style:font-family-asian="Gothic" style:font-pitch-asian="variable" style:font-size-asian="24pt" style:font-style-asian="normal" style:font-weight-asian="normal" style:font-family-complex="Tahoma, Lucidasans, 'Lucida Sans', 'Arial Unicode MS'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.635cm" fo:margin-bottom="0.665cm" fo:margin-left="0.635cm" fo:margin-right="0.665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creation-date>2005-08-17T01:34:38</meta:creation-date>
    <dc:date>2006-10-27T15:17:29</dc:date>
    <dc:language>pl-PL</dc:language>
    <meta:editing-cycles>3</meta:editing-cycles>
    <meta:editing-duration>PT3M33S</meta:editing-duration>
    <meta:user-defined meta:name="Info 1"/>
    <meta:user-defined meta:name="Info 2"/>
    <meta:user-defined meta:name="Info 3"/>
    <meta:user-defined meta:name="Info 4"/>
    <meta:document-statistic meta:object-count="5"/>
  </office:meta>
</office:document-meta>
</file>